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P2" style:parent-style-name="Standard" style:list-style-name="LFO1" style:family="paragraph"/>
    <style:style style:name="P3" style:parent-style-name="Standard" style:list-style-name="LFO2" style:family="paragraph"/>
    <style:style style:name="P4" style:parent-style-name="Standard" style:list-style-name="LFO2" style:family="paragraph"/>
    <style:style style:name="P5" style:parent-style-name="Standard" style:family="paragraph">
      <style:paragraph-properties fo:margin-left="1.25in">
        <style:tab-stops/>
      </style:paragraph-properties>
    </style:style>
    <style:style style:name="P6" style:parent-style-name="Standard" style:family="paragraph">
      <style:paragraph-properties fo:margin-left="1.25in">
        <style:tab-stops/>
      </style:paragraph-properties>
    </style:style>
    <style:style style:name="P7" style:parent-style-name="Standard" style:family="paragraph">
      <style:paragraph-properties fo:margin-left="1.25in">
        <style:tab-stops/>
      </style:paragraph-properties>
    </style:style>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P11" style:parent-style-name="Standard" style:list-style-name="LFO2" style:family="paragraph"/>
    <style:style style:name="P12" style:parent-style-name="Standard" style:list-style-name="LFO2" style:family="paragraph"/>
    <style:style style:name="P13" style:parent-style-name="Standard" style:list-style-name="LFO2" style:family="paragraph"/>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P20" style:parent-style-name="Standard" style:list-style-name="LFO2" style:family="paragraph"/>
    <style:style style:name="P21" style:parent-style-name="Standard" style:list-style-name="LFO2" style:family="paragraph">
      <style:paragraph-properties fo:margin-left="1.477in">
        <style:tab-stops/>
      </style:paragraph-properties>
    </style:style>
    <style:style style:name="P22" style:parent-style-name="Standard" style:family="paragraph">
      <style:paragraph-properties fo:margin-left="1.477in" fo:text-indent="-0.25in">
        <style:tab-stops/>
      </style:paragraph-properties>
    </style:style>
    <style:style style:name="P23" style:parent-style-name="Standard" style:family="paragraph">
      <style:paragraph-properties fo:margin-left="1.477in" fo:text-indent="-0.25in">
        <style:tab-stops/>
      </style:paragraph-properties>
    </style:style>
    <style:style style:name="P24" style:parent-style-name="Standard" style:family="paragraph">
      <style:paragraph-properties fo:margin-left="1.477in" fo:text-indent="-0.25in">
        <style:tab-stops/>
      </style:paragraph-properties>
    </style:style>
    <style:style style:name="P25" style:parent-style-name="Standard" style:family="paragraph">
      <style:paragraph-properties fo:margin-left="1.477in" fo:text-indent="-0.25in">
        <style:tab-stops/>
      </style:paragraph-properties>
    </style:style>
    <style:style style:name="P26" style:parent-style-name="Standard" style:family="paragraph">
      <style:text-properties fo:color="#FF0000"/>
    </style:style>
    <style:style style:name="P27" style:parent-style-name="Standard" style:family="paragraph">
      <style:text-properties fo:color="#FF0000"/>
    </style:style>
    <style:style style:name="P28" style:parent-style-name="Standard" style:family="paragraph">
      <style:text-properties fo:color="#FF0000"/>
    </style:style>
    <style:style style:name="P29" style:parent-style-name="Standard" style:family="paragraph">
      <style:text-properties fo:color="#FF0000"/>
    </style:style>
    <style:style style:name="P30" style:parent-style-name="Standard" style:family="paragraph">
      <style:text-properties fo:color="#FF0000"/>
    </style:style>
    <style:style style:name="P31" style:parent-style-name="Standard" style:family="paragraph">
      <style:text-properties fo:color="#FF0000"/>
    </style:style>
    <style:style style:name="P32" style:parent-style-name="Standard" style:family="paragraph">
      <style:text-properties fo:color="#FF0000"/>
    </style:style>
    <style:style style:name="P33" style:parent-style-name="Standard" style:family="paragraph">
      <style:text-properties fo:color="#FF0000"/>
    </style:style>
    <style:style style:name="P34" style:parent-style-name="Standard" style:family="paragraph">
      <style:text-properties fo:color="#FF0000"/>
    </style:style>
    <style:style style:name="P35" style:parent-style-name="Standard" style:family="paragraph">
      <style:text-properties fo:color="#FF0000"/>
    </style:style>
    <style:style style:name="P36" style:parent-style-name="Standard" style:list-style-name="LFO3" style:family="paragraph">
      <style:text-properties fo:color="#FF0000"/>
    </style:style>
    <style:style style:name="P37" style:parent-style-name="Standard" style:list-style-name="LFO3" style:family="paragraph">
      <style:text-properties fo:color="#FF0000"/>
    </style:style>
    <style:style style:name="P38" style:parent-style-name="Standard" style:list-style-name="LFO3" style:family="paragraph">
      <style:text-properties fo:color="#FF0000"/>
    </style:style>
    <style:style style:name="P39" style:parent-style-name="Standard" style:list-style-name="LFO3" style:family="paragraph">
      <style:text-properties fo:color="#FF0000"/>
    </style:style>
    <style:style style:name="P40" style:parent-style-name="Standard" style:family="paragraph">
      <style:text-properties fo:color="#FF0000"/>
    </style:style>
    <style:style style:name="P41" style:parent-style-name="Standard" style:family="paragraph">
      <style:text-properties fo:color="#FF0000"/>
    </style:style>
    <style:style style:name="P42" style:parent-style-name="Standard" style:family="paragraph">
      <style:text-properties fo:color="#FF0000"/>
    </style:style>
    <style:style style:name="P43" style:parent-style-name="Standard" style:family="paragraph">
      <style:text-properties fo:color="#FF0000"/>
    </style:style>
    <style:style style:name="P44" style:parent-style-name="Standard" style:family="paragraph">
      <style:text-properties fo:color="#FF0000"/>
    </style:style>
    <style:style style:name="P45" style:parent-style-name="Standard" style:family="paragraph">
      <style:text-properties fo:color="#FF0000"/>
    </style:style>
    <style:style style:name="P46" style:parent-style-name="Standard" style:family="paragraph">
      <style:text-properties fo:color="#FF0000"/>
    </style:style>
    <style:style style:name="P47" style:parent-style-name="Standard" style:family="paragraph">
      <style:text-properties fo:color="#FF0000"/>
    </style:style>
    <style:style style:name="P48" style:parent-style-name="Standard" style:family="paragraph">
      <style:text-properties fo:color="#FF0000"/>
    </style:style>
    <style:style style:name="P49" style:parent-style-name="Standard" style:family="paragraph">
      <style:text-properties fo:color="#FF0000"/>
    </style:style>
    <style:style style:name="P50" style:parent-style-name="Standard" style:family="paragraph">
      <style:text-properties fo:color="#FF0000"/>
    </style:style>
    <style:style style:name="P51" style:parent-style-name="Standard" style:family="paragraph">
      <style:text-properties fo:color="#FF0000"/>
    </style:style>
    <style:style style:name="P52" style:parent-style-name="Normal" style:family="paragraph">
      <style:paragraph-properties fo:widows="2" fo:orphans="2" style:text-autospace="none" style:vertical-align="auto"/>
      <style:text-properties fo:color="#FF0000" fo:language="en" fo:country="US" fo:hyphenate="true"/>
    </style:style>
    <style:style style:name="P53" style:parent-style-name="Normal" style:family="paragraph">
      <style:paragraph-properties fo:widows="2" fo:orphans="2" style:text-autospace="none" style:vertical-align="auto"/>
      <style:text-properties fo:color="#FF0000" fo:language="en" fo:country="US" fo:hyphenate="true"/>
    </style:style>
    <style:style style:name="P54" style:parent-style-name="Standard" style:family="paragraph">
      <style:paragraph-properties fo:margin-left="0.9847in" fo:text-indent="-0.25in">
        <style:tab-stops/>
      </style:paragraph-properties>
    </style:style>
  </office:automatic-styles>
  <office:body>
    <office:text text:use-soft-page-breaks="true">
      <text:p text:style-name="P1">SITUACIÓN ACTUAL<text:s/>AUDIO<text:s/>A PARTIR DE LO MARCADO EN LÍNEAS FUTURAS:</text:p>
      <text:p text:style-name="Standard"/>
      <text:list text:style-name="LFO1" text:continue-numbering="true">
        <text:list-item>
          <text:p text:style-name="P2">DETECCIÓN DE EMOCIONES DE AUDIOS DE INDIVIDUOS:</text:p>
        </text:list-item>
      </text:list>
      <text:p text:style-name="Standard"/>
      <text:list text:style-name="LFO2" text:continue-numbering="true">
        <text:list-item>
          <text:list>
            <text:list-item>
              <text:p text:style-name="P3">RECOMMENDER SYSTEM:</text:p>
              <text:list text:continue-numbering="true">
                <text:list-item>
                  <text:p text:style-name="P4">La idea será hacer algo parecido a un recommender system que son habitualmente utilizados<text:s/>para relacionar usuarios con películas, pero que en nuestro caso se utilizará para realizar una relación entre APIs+label ( que representarían a los usuarios) y los audios ( que representarían a las películas)</text:p>
                </text:list-item>
              </text:list>
            </text:list-item>
          </text:list>
        </text:list-item>
      </text:list>
      <text:p text:style-name="P5">Para esta aproximación se ursará una descomposición de la matriz según el algoritmo SVD.</text:p>
      <text:p text:style-name="P6">La idea es que al obtener un audio, se obtengan sus componentes SVD y se pueda estimar el score que da para una determinada emoción a partir de los datos de las APIs, en donde la idea es que se prediga la nueva<text:s/>emoción rellenando el score de la label, que en el caso real no se tiene y así se conseguiría predecir solventando las posibles debilidades o peor porcentaje de acierto de alguna de als APIs.</text:p>
      <text:p text:style-name="P7">Tendremos una matriz por cada label para umentar la precisión.</text:p>
      <text:list text:style-name="LFO2" text:continue-numbering="true">
        <text:list-item>
          <text:list>
            <text:list-item>
              <text:list>
                <text:list-item>
                  <text:list>
                    <text:list-item>
                      <text:p text:style-name="P8">VENTAJAS:</text:p>
                      <text:list text:continue-numbering="true">
                        <text:list-item>
                          <text:p text:style-name="P9">Permite predecir resultados a pesar de que algunas de las APIs falle en la devolución de algún resultado, ya sea porque el volumen del audio es muy alto o por algún otro problema en cuanto a formatos o calidad.</text:p>
                        </text:list-item>
                      </text:list>
                    </text:list-item>
                    <text:list-item>
                      <text:p text:style-name="P10">INCONVENIENTES:</text:p>
                      <text:list text:continue-numbering="true">
                        <text:list-item>
                          <text:p text:style-name="P11">Para cada entrada hay que obtener los valores de las matrices equivales SVD</text:p>
                        </text:list-item>
                      </text:list>
                    </text:list-item>
                    <text:list-item>
                      <text:p text:style-name="P12">PARÁMETRO A ANALIZAR:</text:p>
                      <text:list text:continue-numbering="true">
                        <text:list-item>
                          <text:p text:style-name="P13">Tiempo que se invierte en obtener las componentes SVD para nuestro caso, en el que se utilizarán algunos de los datasets utilizados para extraer las matrices de confusión de las APIs.</text:p>
                        </text:list-item>
                      </text:list>
                    </text:list-item>
                  </text:list>
                </text:list-item>
              </text:list>
            </text:list-item>
          </text:list>
        </text:list-item>
      </text:list>
      <text:p text:style-name="Standard"/>
      <text:p text:style-name="P14">TEST Y PRUEBAS REALIZADAS:<text:s/></text:p>
      <text:p text:style-name="P15"/>
      <text:p text:style-name="P16">Se usaron las APIs<text:s/>seleccionadas al principio: OpenSmile, Vokaturi y<text:s/>Deep Affect.<text:s/></text:p>
      <text:p text:style-name="P17">Se realizaron unas pruebas iniciales con algunas muestras del corpus: Berlin Dataset, y se analizaron los resultados obtenidos variando los valores de un parámetro que aceptaba el algoritmo SVD, adicionalmente se realizaron otras pruebas normalizando los datos para ver si la tasa de acierto mejoraba pero no se consiguió que se incrementase con respecto a lo que obtenía una API por separado, por lo que se desechó la idea de utilizar estas APIs puesto que no ofrecían buenos resultados y el recommender system tampoco mejoraba el porcentaje de acierto global al usar las 3.<text:s/></text:p>
      <text:p text:style-name="P18"/>
      <text:p text:style-name="P19">(Pruebas en el documento: pruebas recommender syst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2" text:continue-numbering="true">
        <text:list-item>
          <text:list>
            <text:list-item>
              <text:p text:style-name="P20">MODELADO:</text:p>
            </text:list-item>
          </text:list>
        </text:list-item>
        <text:list-item>
          <text:p text:style-name="P21">Caso 1: Modelado a partir de features extraídas de los audios.</text:p>
        </text:list-item>
      </text:list>
      <text:p text:style-name="P22">Estas pruebas se basarán en la creación de nuestros propios modelos y estudiar el porcentaje de acierto conseguido. Para ello se extraerán algunas de las<text:s/>carácterísticas de los audios (MFCCs, Spectral centroid, beat histogram...) en donde se estudiarán las que presentan mejores resultados y se introducirán a un modelo(clasificador) ,que podrían ser MLPs, SVM o GMM entre otros.</text:p>
      <text:p text:style-name="P23">Para la extracción de parámetros de audio se utilizará como herrmamienta OpenSmile, puesto que es muy sencilla de utilizar y se ha utilizado en diferentes publicaciones, además de constar de archivos de configuración por defecto.</text:p>
      <text:p text:style-name="P24">Para el entrenamiento de los modelos se plantea utilizar tensorflow junto con otras librerías de python como sklearn.</text:p>
      <text:p text:style-name="P25"/>
      <text:p text:style-name="P26">TEST Y PRUEBAS REALIZADAS:<text:s/></text:p>
      <text:p text:style-name="P27"/>
      <text:p text:style-name="P28">Actualmente nos encontramos en este punto, el corpus que se está utilizando es: Recola puesto que contiene información de audios, vídeo, heart rate, ECG… entre otros parámetros junto con etiquetas que permiten detectar el estado/emoción de la persona en un espacio bidimensional, puesto que las etiquetas contienen datos para el eje de arousal y el de valence. De esta manera, podemos tener un mayor rango de emociones, puesto que no nos limitamos a una clasificación entre pocas clases, sino que cubrimos un rango más amplio.<text:s/></text:p>
      <text:p text:style-name="P29"/>
      <text:p text:style-name="P30">Por el momento se está trabajando con los audios exclusivamente porque según algunos papers, el audio es la característica que más aporta a la hora de detectar la emoción pero se plantea introducir alguna otra más en el futuro, realizando otro algoritmo que trabaje con las otras características y posteriormente utilizando otro más para la unión de las mismas con la esperanza de que esto mejora la tasa de acierto final.<text:s/></text:p>
      <text:p text:style-name="P31"/>
      <text:p text:style-name="P32">Para la extracción de características de los audios se está utilizando OpenSmile, en concreto, uno de los archivos de configuración que vienen por defecto, el de Gemaps, <text:s/>y que se utilizó también en el challenge de AVEC 2016 como baseline. Aunque también se plantea probar con otros scripts para extraer otras características del audio que puedan mejorar el porcentaje de acierto.</text:p>
      <text:p text:style-name="P33"/>
      <text:p text:style-name="P34">Como trabajamos con labels que están dentro del conjunto de los reales, los algoritmos que se están entrenando son regresores, para ello se han utilizado librerías como Weka, sklearn y keras.<text:s/></text:p>
      <text:p text:style-name="P35">Los algoritmos que se han probado son los siguientes:<text:s/></text:p>
      <text:list text:style-name="LFO3" text:continue-numbering="true">
        <text:list-item>
          <text:p text:style-name="P36">SVM</text:p>
        </text:list-item>
        <text:list-item>
          <text:p text:style-name="P37">MLP</text:p>
        </text:list-item>
        <text:list-item>
          <text:p text:style-name="P38">RBF</text:p>
        </text:list-item>
        <text:list-item>
          <text:p text:style-name="P39">LSTM</text:p>
        </text:list-item>
      </text:list>
      <text:p text:style-name="P40">De los que se han ido cambiando diferentes parámetros para obtener mejores resultados.<text:s/></text:p>
      <text:p text:style-name="P41">El mejor resultado obtenido ha sido con un MLP de 2 capas:<text:s/></text:p>
      <text:p text:style-name="P42">CCC = 0,746037 ; RMSE=0,139712, MAE=0,112061</text:p>
      <text:p text:style-name="P43"/>
      <text:p text:style-name="P44">Que aún<text:s/>no alcanza al<text:s/>resultado dado como baseline en el challenge que fue de:</text:p>
      <text:p text:style-name="P45">CCC=0,796</text:p>
      <text:p text:style-name="P46">Para<text:s/>el caso de<text:s/>valence.<text:s/></text:p>
      <text:p text:style-name="P47"/>
      <text:p text:style-name="P48"/>
      <text:p text:style-name="P49"><text:s/></text:p>
      <text:p text:style-name="P50"/>
      <text:p text:style-name="P51"/>
      <text:p text:style-name="P52">(Para más información sobre el challenge, consultarel siguiente paper: AVEC 2016 – Depression, Mood, and Emotion Recognition Workshop and Challenge )<text:s/></text:p>
      <text:p text:style-name="P53"/>
      <text:p text:style-name="Standard"/>
      <text:p text:style-name="Standard"/>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ris</dc:creator>
    <meta:creation-date>2017-07-05T16:52:00Z</meta:creation-date>
    <dc:date>2017-10-02T08:53:00Z</dc:date>
    <meta:template xlink:href="Normal" xlink:type="simple"/>
    <meta:editing-cycles>2</meta:editing-cycles>
    <meta:editing-duration>PT3600S</meta:editing-duration>
    <meta:document-statistic meta:page-count="3" meta:paragraph-count="10" meta:word-count="794" meta:character-count="5157" meta:row-count="36" meta:non-whitespace-character-count="4373"/>
  </office:meta>
</office:document-meta>
</file>